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p text:style-name="P1"><text:a xlink:type="simple" xlink:href="#__RefHeading___Toc3951_1466735678" text:style-name="Index_20_Link" text:visited-style-name="Index_20_Link">2025-Jun-07 CollectionInterface – Dark Mode<text:tab/>59</text:a></text:p>
          <text:p text:style-name="P1"><text:a xlink:type="simple" xlink:href="#__RefHeading___Toc4124_1344779603" text:style-name="Index_20_Link" text:visited-style-name="Index_20_Link">2025-Jun-10 CollectionInterface – Dark Mode<text:tab/>60</text:a></text:p>
          <text:p text:style-name="P1"><text:a xlink:type="simple" xlink:href="#__RefHeading___Toc4072_3356758448" text:style-name="Index_20_Link" text:visited-style-name="Index_20_Link">2025-Jun-11 CollectionInterface – DarkMode<text:tab/>60</text:a></text:p>
          <text:p text:style-name="P1"><text:a xlink:type="simple" xlink:href="#__RefHeading___Toc4128_2260344612" text:style-name="Index_20_Link" text:visited-style-name="Index_20_Link">2025-Jun-12 CollectionInterface<text:tab/>61</text:a></text:p>
          <text:p text:style-name="P1"><text:a xlink:type="simple" xlink:href="#__RefHeading___Toc4265_2851476337" text:style-name="Index_20_Link" text:visited-style-name="Index_20_Link">2025-Jun-13 CollectionInterface: Download Crash<text:tab/>64</text:a></text:p>
          <text:p text:style-name="P2"><text:a xlink:type="simple" xlink:href="#__RefHeading___Toc4334_2353639070" text:style-name="Index_20_Link" text:visited-style-name="Index_20_Link">ozone: More feedback<text:tab/>65</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6891917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1556131556034"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368477597"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1556595138140" text:continue-list="list161556131556034"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368477597"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1556814829208" text:continue-list="list161556595138140"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6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13T16:15:55.671573100</dc:date>
    <meta:editing-duration>P10DT4H7M43S</meta:editing-duration>
    <meta:editing-cycles>433</meta:editing-cycles>
    <meta:generator>LibreOffice/25.2.4.3$Windows_X86_64 LibreOffice_project/33e196637044ead23f5c3226cde09b47731f7e27</meta:generator>
    <meta:document-statistic meta:table-count="4" meta:image-count="6" meta:object-count="0" meta:page-count="65" meta:paragraph-count="977" meta:word-count="22570" meta:character-count="140205" meta:non-whitespace-character-count="117478"/>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